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Dialogs/dialog-lc.xml" manifest:media-type="text/xml"/>
  <manifest:file-entry manifest:full-path="Dialogs/Standard/dialog-lb.xml" manifest:media-type="text/xml"/>
  <manifest:file-entry manifest:full-path="Dialogs/Standard/OpenDialog.xml" manifest:media-type="text/xml"/>
  <manifest:file-entry manifest:full-path="Dialogs/Standard/Passwd.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data-style-name="N0"/>
    <style:style style:name="P1" style:family="paragraph">
      <style:paragraph-properties fo:text-align="center"/>
    </style:style>
  </office:automatic-styles>
  <office:body>
    <office:spreadsheet>
      <table:calculation-settings table:automatic-find-labels="false" table:use-regular-expressions="false" table:use-wildcards="true"/>
      <table:table table:name="MainSource"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Menu Aktiva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ShowingDialog?language=Basic&amp;location=document" xlink:type="simple"/>
              </office:event-listeners>
            </form:button>
          </form:form>
        </office:forms>
        <table:shapes>
          <draw:control draw:z-index="0" draw:text-style-name="P1" svg:width="53.69mm" svg:height="12.22mm" svg:x="4.13mm" svg:y="3.45mm" draw:control="control1"/>
        </table:shapes>
        <table:table-column table:style-name="co1" table:default-cell-style-name="ce2"/>
        <table:table-column table:style-name="co1" table:number-columns-repeated="457" table:default-cell-style-name="Default"/>
        <table:table-column table:style-name="co1" table:default-cell-style-name="ce1"/>
        <table:table-row table:style-name="ro1">
          <table:table-cell table:style-name="ce1"/>
          <table:table-cell table:number-columns-repeated="458"/>
        </table:table-row>
        <table:table-row table:style-name="ro1" table:number-rows-repeated="97">
          <table:table-cell table:number-columns-repeated="459"/>
        </table:table-row>
        <table:table-row table:style-name="ro1">
          <table:table-cell table:number-columns-repeated="458"/>
          <table:table-cell table:style-name="ce2"/>
        </table:table-row>
        <table:table-row table:style-name="ro1">
          <table:table-cell table:number-columns-repeated="458"/>
          <table:table-cell table:style-name="Default"/>
        </table:table-row>
        <table:table-row table:style-name="ro1">
          <table:table-cell table:number-columns-repeated="458"/>
          <table:table-cell table:style-name="Default" office:value-type="float" office:value="43289" calcext:value-type="float">
            <text:p>43289</text:p>
          </table:table-cell>
        </table:table-row>
        <table:table-row table:style-name="ro1">
          <table:table-cell table:number-columns-repeated="458"/>
          <table:table-cell table:style-name="Default" office:value-type="float" office:value="1" calcext:value-type="float">
            <text:p>1</text:p>
          </table:table-cell>
        </table:table-row>
        <table:table-row table:style-name="ro1">
          <table:table-cell table:number-columns-repeated="458"/>
          <table:table-cell table:style-name="Default"/>
        </table:table-row>
        <table:table-row table:style-name="ro1">
          <table:table-cell table:number-columns-repeated="458"/>
          <table:table-cell table:style-name="Default" office:value-type="string" calcext:value-type="string">
            <text:p>project1</text:p>
          </table:table-cell>
        </table:table-row>
        <table:table-row table:style-name="ro1">
          <table:table-cell table:number-columns-repeated="458"/>
          <table:table-cell table:style-name="Default"/>
        </table:table-row>
        <table:table-row table:style-name="ro1">
          <table:table-cell table:number-columns-repeated="458"/>
          <table:table-cell table:style-name="Default" office:value-type="float" office:value="43289" calcext:value-type="float">
            <text:p>43289</text:p>
          </table:table-cell>
        </table:table-row>
        <table:table-row table:style-name="ro1" table:number-rows-repeated="4">
          <table:table-cell table:number-columns-repeated="458"/>
          <table:table-cell table:style-name="Default"/>
        </table:table-row>
        <table:table-row table:style-name="ro1" table:number-rows-repeated="1048465">
          <table:table-cell table:number-columns-repeated="459"/>
        </table:table-row>
        <table:table-row table:style-name="ro1">
          <table:table-cell table:number-columns-repeated="459"/>
        </table:table-row>
      </table:table>
      <table:table table:name="Sheet1" table:style-name="ta2">
        <office:forms form:automatic-focus="false" form:apply-design-mode="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8">00/00/0000</text:date>, <text:time style:data-style-name="N2" text:time-value="15:43:08.7834506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Rahmat</meta:initial-creator>
    <meta:creation-date>2018-07-03T10:43:18.842406869</meta:creation-date>
    <dc:date>2018-07-08T15:44:00.039659576</dc:date>
    <meta:editing-duration>P1DT7H53M31S</meta:editing-duration>
    <meta:editing-cycles>1170</meta:editing-cycles>
    <meta:generator>LibreOffice/6.0.5.2$Linux_X86_64 LibreOffice_project/00m0$Build-2</meta:generator>
    <dc:creator>Richie Rahmat</dc:creator>
    <meta:document-statistic meta:table-count="2" meta:cell-count="4"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conditionalfilename
ShowingDialog
End Sub

Sub ShowingDialog

DialogLibraries.LoadLibrary("Standard")
Dlg = CreateUnoDialog(DialogLibraries.Standard.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rem thiscomponent.close(True)
			else 
			'	msgbox ("tanggal masih berlaku")
				typeos(ostype)
				if ostype = 1 then 'sistem operasi windows
					GlobalScope.BasicLibraries.loadLibrary("Tools")
					path=DirectoryNameoutofPath(ThisComponent.getURL(),"/")
					path1 = path + "/Data/img/binakarir.png"
					Source = path1
					Destination = "C:\ProgramData\infopmc"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log.txt"        ' Open file (writing mode)
					Open Filename For Output As #FileNo 

					Print #FileNo, "This is a line of text PMC COMPUTER SYSTEM for logging"      ' Save line 
					Print #FileNo, "48752354845"   ' Save line 
					Close #FileNo                  ' Close file
								
				else
					'sistem operasi selain windows
				end if
			end if
			
		elseif firstopen = 1 then
	'	msgbox ("tanggal sudah tidak bekerja, aplikasi sudah terpasang di perangkat")
		end if
		
' 		kondisi untuk mengecek keberadaan file log, jika file logada maka aplikasi bisa dibuka dan jika tidak maka program akan ditutup
		checkfile(cek)
		if cek = "pmclog.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Standard")
Dlg1 = CreateUnoDialog(DialogLibraries.Standard.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getTextField2 = dlg.getcontrol("TextField4")
getTextField = dlg.getcontrol("TextField1")
mystring = getTextField.gettext()
getTextField2.setText(mystring)
thiscomponent.sheets().getbyname("MainSource").getcellrangebyname("QQ100").string = mystring
getTextField.settext("")

End Sub

function Inserformulatoday(dateend)

Doc = ThisComponent
doc.sheets(0).getcellrangebyname("qq101").value = date + dateend
dateend = doc.sheets(0).getcellrangebyname("qq101").value
REm print (datenow)
doc.sheets(0).getcellrangebyname("qq106").value = date
datenow = doc.sheets(0).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Datelimit()
setkodeqq102(kode)
FileNamesetonqq104()
ShowingStatusLabelActivation()
End Sub



Sub DefaultSetting()
Doc = ThisComponent
Sheet = Doc.sheets().getbyname("MainSource")
Sheet.getcellrangebyname("QQ101:QQ110").clearcontents(1 or 2 or 4 or 8 or 16 or 32 or 64 or 128 or 256 or 512)
ShowingStatusLabelActivation()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log.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log.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log.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log.txt" 
  if CheckForFile( pathdirectory, "pmclog.txt", aFile ) then
     Rem msgBox( aFile )

	 existent = "pmclog.txt"
  end if  
  
rem msgbox (aFile)
End function


sub checkfileexist
dim R as string
checkfile(cek)
'msgbox cek

end sub 

function typeos(ostype)

if getguitype() = 1 then
'msgbox "windows"
ostype = 1
else 
'msgbox "Linux"
ostype = 4
end if

end function


sub protect
thiscomponent.unprotect("kambi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64" dlg:width="32" dlg:height="9" dlg:page="1" dlg:value="Admin">
      <script:event script:event-name="on-performaction" script:macro-name="vnd.sun.star.script:Standard.Module1.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Standard.Module1.Goingstep1?language=Basic&amp;location=document" script:language="Script"/>
    </dlg:button>
    <dlg:button dlg:id="CommandButton4" dlg:tab-index="8" dlg:left="132" dlg:top="158" dlg:width="34" dlg:height="14" dlg:page="2" dlg:value="Okay">
      <script:event script:event-name="on-performaction" script:macro-name="vnd.sun.star.script:Standard.Module1.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Standard.Module1.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Standard.Module1.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Standard.Module1.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93" dlg:top="156" dlg:width="32" dlg:height="18" dlg:page="1" dlg:value="LANJUT">
      <script:event script:event-name="on-performaction" script:macro-name="vnd.sun.star.script:Standard.Module1.closedialog?language=Basic&amp;location=document" script:language="Script"/>
    </dlg:button>
  </dlg:bulletinboard>
</dlg:window>
</file>

<file path=Dialogs/Standard/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Standard.Module1.Optionalstatement?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OpenDialog"/>
  <library:element library:name="Passwd"/>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